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7263" officeooo:paragraph-rsid="00187263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87263" officeooo:paragraph-rsid="00187263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187263" officeooo:paragraph-rsid="0019032b"/>
    </style:style>
    <style:style style:name="P4" style:family="paragraph" style:parent-style-name="Standard">
      <style:text-properties officeooo:rsid="0019ef83" officeooo:paragraph-rsid="0019ef83"/>
    </style:style>
    <style:style style:name="P5" style:family="paragraph" style:parent-style-name="Standard">
      <style:text-properties fo:font-weight="bold" officeooo:rsid="0019032b" style:font-weight-asian="bold" style:font-weight-complex="bold"/>
    </style:style>
    <style:style style:name="P6" style:family="paragraph" style:parent-style-name="Standard">
      <style:text-properties fo:font-weight="bold" officeooo:rsid="0019032b" officeooo:paragraph-rsid="0019032b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19032b" officeooo:paragraph-rsid="0019032b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weight="bold" officeooo:rsid="0019032b" officeooo:paragraph-rsid="0019032b" style:font-weight-asian="bold" style:font-weight-complex="bold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officeooo:rsid="00187263" officeooo:paragraph-rsid="00187263"/>
    </style:style>
    <style:style style:name="T1" style:family="text">
      <style:text-properties officeooo:rsid="0019032b"/>
    </style:style>
    <style:style style:name="T2" style:family="text">
      <style:text-properties fo:font-weight="bold" officeooo:rsid="0019032b" style:font-weight-asian="bold" style:font-weight-complex="bold"/>
    </style:style>
    <style:style style:name="T3" style:family="text">
      <style:text-properties officeooo:rsid="001af635"/>
    </style:style>
    <style:style style:name="T4" style:family="text">
      <style:text-properties officeooo:rsid="001cc6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 File List</text:h>
      <text:p text:style-name="P4">Shared files in this context means ….</text:p>
      <text:p text:style-name="P4">Pre-deploy files in this context means ….</text:p>
      <text:h text:style-name="Heading_20_2" text:outline-level="2">RUSLE2 Files</text:h>
      <text:p text:style-name="P5">Input:</text:p>
      <text:p text:style-name="P2">Shared files:</text:p>
      <text:p text:style-name="P2">- soil file <text:span text:style-name="T3">(.soi)</text:span></text:p>
      <text:p text:style-name="P2">- skel file <text:span text:style-name="T3">(.skel)</text:span></text:p>
      <text:p text:style-name="P1"/>
      <text:p text:style-name="P2">Pre-deploy files:</text:p>
      <text:p text:style-name="P2">- gdb</text:p>
      <text:p text:style-name="P2">- rtf</text:p>
      <text:p text:style-name="P2"/>
      <text:p text:style-name="P3"><text:span text:style-name="T2">Output</text:span><text:span text:style-name="T1">:</text:span></text:p>
      <text:p text:style-name="P7"><text:tab/><text:span text:style-name="T4">No output files for RUSLE2. The results data will be handled via a handful of variables coming through SQS.</text:span></text:p>
      <text:p text:style-name="P1"/>
      <text:h text:style-name="Heading_20_2" text:outline-level="2">WEPS Files</text:h>
      <text:p text:style-name="P6">Input:</text:p>
      <text:p text:style-name="P2">Shared files:</text:p>
      <text:p text:style-name="P2">- climate</text:p>
      <text:p text:style-name="P2">- wind</text:p>
      <text:p text:style-name="P2">- use the same RUSLE2 skel file</text:p>
      <text:p text:style-name="P2">- soil (ifc)</text:p>
      <text:p text:style-name="P2"/>
      <text:p text:style-name="P2">Pre-deploy files:</text:p>
      <text:p text:style-name="P2"/>
      <text:p text:style-name="P8">Output:</text:p>
      <text:p text:style-name="P7"><text:tab/>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08:12:46.316406000</meta:creation-date>
    <dc:date>2014-02-10T09:17:35.017237000</dc:date>
    <meta:editing-duration>PT4M10S</meta:editing-duration>
    <meta:editing-cycles>5</meta:editing-cycles>
    <meta:generator>LibreOffice/4.2.0.4$MacOSX_X86_64 LibreOffice_project/05dceb5d363845f2cf968344d7adab8dcfb2ba71</meta:generator>
    <meta:document-statistic meta:table-count="0" meta:image-count="0" meta:object-count="0" meta:page-count="1" meta:paragraph-count="23" meta:word-count="79" meta:character-count="418" meta:non-whitespace-character-count="360"/>
  </office:meta>
</office:document-meta>
</file>